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float" office:value="47.1" calcext:value-type="float">
            <text:p>47.1</text:p>
          </table:table-cell>
          <table:table-cell table:formula="of:=[.B466]*60" office:value-type="float" office:value="2826" calcext:value-type="float">
            <text:p>2826</text:p>
          </table:table-cell>
          <table:table-cell office:value-type="float" office:value="19.51" calcext:value-type="float">
            <text:p>19.51</text:p>
          </table:table-cell>
          <table:table-cell office:value-type="float" office:value="303" calcext:value-type="float">
            <text:p>303</text:p>
          </table:table-cell>
          <table:table-cell office:value-type="float" office:value="44.8" calcext:value-type="float">
            <text:p>44.8</text:p>
          </table:table-cell>
          <table:table-cell office:value-type="float" office:value="18.91" calcext:value-type="float">
            <text:p>18.9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66]/[.B466]*60" office:value-type="float" office:value="24.8535031847134" calcext:value-type="float">
            <text:p>24.8535031847134</text:p>
          </table:table-cell>
          <table:table-cell table:formula="of:=[.D466]/[.C466]/[.E466]" office:value-type="float" office:value="0.0000227846563849591" calcext:value-type="float">
            <text:p>2.27846563849591E-05</text:p>
          </table:table-cell>
          <table:table-cell table:formula="of:=[.M466] * 1.60934" office:value-type="float" office:value="0.0000366682589065701" calcext:value-type="float">
            <text:p>3.66682589065701E-05</text:p>
          </table:table-cell>
          <table:table-cell table:formula="of:=[.N466]*1000" office:value-type="float" office:value="0.0366682589065701" calcext:value-type="float">
            <text:p>0.0366682589065701</text:p>
          </table:table-cell>
          <table:table-cell table:formula="of:=[.O466]*[.E466]" office:value-type="float" office:value="11.1104824486907" calcext:value-type="float">
            <text:p>11.1104824486907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office:value-type="float" office:value="48.3" calcext:value-type="float">
            <text:p>48.3</text:p>
          </table:table-cell>
          <table:table-cell table:formula="of:=[.B467]*60" office:value-type="float" office:value="2898" calcext:value-type="float">
            <text:p>2898</text:p>
          </table:table-cell>
          <table:table-cell office:value-type="float" office:value="20.17" calcext:value-type="float">
            <text:p>20.17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table:formula="of:=[.D467]/[.B467]*60" office:value-type="float" office:value="25.055900621118" calcext:value-type="float">
            <text:p>25.055900621118</text:p>
          </table:table-cell>
          <table:table-cell table:formula="of:=[.D467]/[.C467]/[.E467]" office:value-type="float" office:value="0.0000231228318762625" calcext:value-type="float">
            <text:p>2.31228318762625E-05</text:p>
          </table:table-cell>
          <table:table-cell table:formula="of:=[.M467] * 1.60934" office:value-type="float" office:value="0.0000372124982517443" calcext:value-type="float">
            <text:p>3.72124982517443E-05</text:p>
          </table:table-cell>
          <table:table-cell table:formula="of:=[.N467]*1000" office:value-type="float" office:value="0.0372124982517443" calcext:value-type="float">
            <text:p>0.0372124982517443</text:p>
          </table:table-cell>
          <table:table-cell table:formula="of:=[.O467]*[.E467]" office:value-type="float" office:value="11.200961973775" calcext:value-type="float">
            <text:p>11.20096197377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office:value-type="float" office:value="47.3" calcext:value-type="float">
            <text:p>47.3</text:p>
          </table:table-cell>
          <table:table-cell table:formula="of:=[.B468]*60" office:value-type="float" office:value="2838" calcext:value-type="float">
            <text:p>2838</text:p>
          </table:table-cell>
          <table:table-cell office:value-type="float" office:value="18.98" calcext:value-type="float">
            <text:p>18.98</text:p>
          </table:table-cell>
          <table:table-cell office:value-type="float" office:value="284" calcext:value-type="float">
            <text:p>284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table:formula="of:=[.D468]/[.B468]*60" office:value-type="float" office:value="24.0761099365751" calcext:value-type="float">
            <text:p>24.0761099365751</text:p>
          </table:table-cell>
          <table:table-cell table:formula="of:=[.D468]/[.C468]/[.E468]" office:value-type="float" office:value="0.0000235486208299834" calcext:value-type="float">
            <text:p>2.35486208299834E-05</text:p>
          </table:table-cell>
          <table:table-cell table:formula="of:=[.M468] * 1.60934" office:value-type="float" office:value="0.0000378977374465255" calcext:value-type="float">
            <text:p>3.78977374465255E-05</text:p>
          </table:table-cell>
          <table:table-cell table:formula="of:=[.N468]*1000" office:value-type="float" office:value="0.0378977374465255" calcext:value-type="float">
            <text:p>0.0378977374465255</text:p>
          </table:table-cell>
          <table:table-cell table:formula="of:=[.O468]*[.E468]" office:value-type="float" office:value="10.7629574348132" calcext:value-type="float">
            <text:p>10.7629574348132</text:p>
          </table:table-cell>
          <table:table-cell table:number-columns-repeated="3"/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office:value-type="float" office:value="50.9" calcext:value-type="float">
            <text:p>50.9</text:p>
          </table:table-cell>
          <table:table-cell table:formula="of:=[.B469]*60" office:value-type="float" office:value="3054" calcext:value-type="float">
            <text:p>3054</text:p>
          </table:table-cell>
          <table:table-cell office:value-type="float" office:value="21.27" calcext:value-type="float">
            <text:p>21.27</text:p>
          </table:table-cell>
          <table:table-cell office:value-type="float" office:value="305" calcext:value-type="float">
            <text:p>30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792" calcext:value-type="float">
            <text:p>792</text:p>
          </table:table-cell>
          <table:table-cell table:formula="of:=[.D469]/[.B469]*60" office:value-type="float" office:value="25.0726915520629" calcext:value-type="float">
            <text:p>25.0726915520629</text:p>
          </table:table-cell>
          <table:table-cell table:formula="of:=[.D469]/[.C469]/[.E469]" office:value-type="float" office:value="0.0000228348739089826" calcext:value-type="float">
            <text:p>2.28348739089826E-05</text:p>
          </table:table-cell>
          <table:table-cell table:formula="of:=[.M469] * 1.60934" office:value-type="float" office:value="0.000036749075976682" calcext:value-type="float">
            <text:p>3.6749075976682E-05</text:p>
          </table:table-cell>
          <table:table-cell table:formula="of:=[.N469]*1000" office:value-type="float" office:value="0.036749075976682" calcext:value-type="float">
            <text:p>0.036749075976682</text:p>
          </table:table-cell>
          <table:table-cell table:formula="of:=[.O469]*[.E469]" office:value-type="float" office:value="11.208468172888" calcext:value-type="float">
            <text:p>11.208468172888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float" office:value="46.3" calcext:value-type="float">
            <text:p>46.3</text:p>
          </table:table-cell>
          <table:table-cell table:formula="of:=[.B470]*60" office:value-type="float" office:value="2778" calcext:value-type="float">
            <text:p>2778</text:p>
          </table:table-cell>
          <table:table-cell office:value-type="float" office:value="18.8" calcext:value-type="float">
            <text:p>18.8</text:p>
          </table:table-cell>
          <table:table-cell office:value-type="float" office:value="294" calcext:value-type="float">
            <text:p>294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789" calcext:value-type="float">
            <text:p>789</text:p>
          </table:table-cell>
          <table:table-cell office:value-type="float" office:value="711" calcext:value-type="float">
            <text:p>711</text:p>
          </table:table-cell>
          <table:table-cell table:formula="of:=[.D470]/[.B470]*60" office:value-type="float" office:value="24.3628509719223" calcext:value-type="float">
            <text:p>24.3628509719223</text:p>
          </table:table-cell>
          <table:table-cell table:formula="of:=[.D470]/[.C470]/[.E470]" office:value-type="float" office:value="0.0000230185666779311" calcext:value-type="float">
            <text:p>2.30185666779311E-05</text:p>
          </table:table-cell>
          <table:table-cell table:formula="of:=[.M470] * 1.60934" office:value-type="float" office:value="0.0000370447000974616" calcext:value-type="float">
            <text:p>3.70447000974616E-05</text:p>
          </table:table-cell>
          <table:table-cell table:formula="of:=[.N470]*1000" office:value-type="float" office:value="0.0370447000974616" calcext:value-type="float">
            <text:p>0.0370447000974616</text:p>
          </table:table-cell>
          <table:table-cell table:formula="of:=[.O470]*[.E470]" office:value-type="float" office:value="10.8911418286537" calcext:value-type="float">
            <text:p>10.8911418286537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12/03/22</text:p>
          </table:table-cell>
          <table:table-cell office:value-type="float" office:value="47" calcext:value-type="float">
            <text:p>47</text:p>
          </table:table-cell>
          <table:table-cell table:formula="of:=[.B471]*60" office:value-type="float" office:value="2820" calcext:value-type="float">
            <text:p>2820</text:p>
          </table:table-cell>
          <table:table-cell office:value-type="float" office:value="19.63" calcext:value-type="float">
            <text:p>19.63</text:p>
          </table:table-cell>
          <table:table-cell office:value-type="float" office:value="301" calcext:value-type="float">
            <text:p>301</text:p>
          </table:table-cell>
          <table:table-cell office:value-type="float" office:value="41.3" calcext:value-type="float">
            <text:p>41.3</text:p>
          </table:table-cell>
          <table:table-cell office:value-type="float" office:value="17.83" calcext:value-type="float">
            <text:p>17.83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796" calcext:value-type="float">
            <text:p>796</text:p>
          </table:table-cell>
          <table:table-cell office:value-type="float" office:value="716" calcext:value-type="float">
            <text:p>716</text:p>
          </table:table-cell>
          <table:table-cell table:formula="of:=[.D471]/[.B471]*60" office:value-type="float" office:value="25.0595744680851" calcext:value-type="float">
            <text:p>25.0595744680851</text:p>
          </table:table-cell>
          <table:table-cell table:formula="of:=[.D471]/[.C471]/[.E471]" office:value-type="float" office:value="0.0000231262222850545" calcext:value-type="float">
            <text:p>2.31262222850545E-05</text:p>
          </table:table-cell>
          <table:table-cell table:formula="of:=[.M471] * 1.60934" office:value-type="float" office:value="0.0000372179545722297" calcext:value-type="float">
            <text:p>3.72179545722297E-05</text:p>
          </table:table-cell>
          <table:table-cell table:formula="of:=[.N471]*1000" office:value-type="float" office:value="0.0372179545722297" calcext:value-type="float">
            <text:p>0.0372179545722297</text:p>
          </table:table-cell>
          <table:table-cell table:formula="of:=[.O471]*[.E471]" office:value-type="float" office:value="11.2026043262411" calcext:value-type="float">
            <text:p>11.2026043262411</text:p>
          </table:table-cell>
          <table:table-cell table:number-columns-repeated="3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5" calcext:value-type="float">
            <text:p>51.5</text:p>
          </table:table-cell>
          <table:table-cell table:formula="of:=[.B472]*60" office:value-type="float" office:value="3090" calcext:value-type="float">
            <text:p>3090</text:p>
          </table:table-cell>
          <table:table-cell office:value-type="float" office:value="21.82" calcext:value-type="float">
            <text:p>21.82</text:p>
          </table:table-cell>
          <table:table-cell office:value-type="float" office:value="316" calcext:value-type="float">
            <text:p>316</text:p>
          </table:table-cell>
          <table:table-cell office:value-type="float" office:value="45.2" calcext:value-type="float">
            <text:p>45.2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896" calcext:value-type="float">
            <text:p>896</text:p>
          </table:table-cell>
          <table:table-cell office:value-type="float" office:value="816" calcext:value-type="float">
            <text:p>816</text:p>
          </table:table-cell>
          <table:table-cell table:formula="of:=[.D472]/[.B472]*60" office:value-type="float" office:value="25.421359223301" calcext:value-type="float">
            <text:p>25.421359223301</text:p>
          </table:table-cell>
          <table:table-cell table:formula="of:=[.D472]/[.C472]/[.E472]" office:value-type="float" office:value="0.0000223464831428454" calcext:value-type="float">
            <text:p>2.23464831428454E-05</text:p>
          </table:table-cell>
          <table:table-cell table:formula="of:=[.M472] * 1.60934" office:value-type="float" office:value="0.0000359630891811069" calcext:value-type="float">
            <text:p>3.59630891811069E-05</text:p>
          </table:table-cell>
          <table:table-cell table:formula="of:=[.N472]*1000" office:value-type="float" office:value="0.0359630891811069" calcext:value-type="float">
            <text:p>0.0359630891811069</text:p>
          </table:table-cell>
          <table:table-cell table:formula="of:=[.O472]*[.E472]" office:value-type="float" office:value="11.3643361812298" calcext:value-type="float">
            <text:p>11.3643361812298</text:p>
          </table:table-cell>
          <table:table-cell table:number-columns-repeated="3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3" calcext:value-type="float">
            <text:p>51.3</text:p>
          </table:table-cell>
          <table:table-cell table:formula="of:=[.B473]*60" office:value-type="float" office:value="3078" calcext:value-type="float">
            <text:p>3078</text:p>
          </table:table-cell>
          <table:table-cell office:value-type="float" office:value="21.97" calcext:value-type="float">
            <text:p>21.97</text:p>
          </table:table-cell>
          <table:table-cell office:value-type="float" office:value="319" calcext:value-type="float">
            <text:p>319</text:p>
          </table:table-cell>
          <table:table-cell office:value-type="float" office:value="45.5" calcext:value-type="float">
            <text:p>45.5</text:p>
          </table:table-cell>
          <table:table-cell office:value-type="float" office:value="19.97" calcext:value-type="float">
            <text:p>19.9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904" calcext:value-type="float">
            <text:p>904</text:p>
          </table:table-cell>
          <table:table-cell office:value-type="float" office:value="826" calcext:value-type="float">
            <text:p>826</text:p>
          </table:table-cell>
          <table:table-cell table:formula="of:=[.D473]/[.B473]*60" office:value-type="float" office:value="25.6959064327485" calcext:value-type="float">
            <text:p>25.6959064327485</text:p>
          </table:table-cell>
          <table:table-cell table:formula="of:=[.D473]/[.C473]/[.E473]" office:value-type="float" office:value="0.0000223753974510175" calcext:value-type="float">
            <text:p>2.23753974510175E-05</text:p>
          </table:table-cell>
          <table:table-cell table:formula="of:=[.M473] * 1.60934" office:value-type="float" office:value="0.0000360096221338206" calcext:value-type="float">
            <text:p>3.60096221338206E-05</text:p>
          </table:table-cell>
          <table:table-cell table:formula="of:=[.N473]*1000" office:value-type="float" office:value="0.0360096221338206" calcext:value-type="float">
            <text:p>0.0360096221338206</text:p>
          </table:table-cell>
          <table:table-cell table:formula="of:=[.O473]*[.E473]" office:value-type="float" office:value="11.4870694606888" calcext:value-type="float">
            <text:p>11.4870694606888</text:p>
          </table:table-cell>
          <table:table-cell table:number-columns-repeated="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float" office:value="48.6" calcext:value-type="float">
            <text:p>48.6</text:p>
          </table:table-cell>
          <table:table-cell table:formula="of:=[.B474]*60" office:value-type="float" office:value="2916" calcext:value-type="float">
            <text:p>2916</text:p>
          </table:table-cell>
          <table:table-cell office:value-type="float" office:value="20.64" calcext:value-type="float">
            <text:p>20.64</text:p>
          </table:table-cell>
          <table:table-cell office:value-type="float" office:value="313" calcext:value-type="float">
            <text:p>313</text:p>
          </table:table-cell>
          <table:table-cell office:value-type="float" office:value="46.5" calcext:value-type="float">
            <text:p>46.5</text:p>
          </table:table-cell>
          <table:table-cell office:value-type="float" office:value="19.86" calcext:value-type="float">
            <text:p>19.86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800" calcext:value-type="float">
            <text:p>800</text:p>
          </table:table-cell>
          <table:table-cell table:formula="of:=[.D474]/[.B474]*60" office:value-type="float" office:value="25.4814814814815" calcext:value-type="float">
            <text:p>25.4814814814815</text:p>
          </table:table-cell>
          <table:table-cell table:formula="of:=[.D474]/[.C474]/[.E474]" office:value-type="float" office:value="0.0000226140233239985" calcext:value-type="float">
            <text:p>2.26140233239985E-05</text:p>
          </table:table-cell>
          <table:table-cell table:formula="of:=[.M474] * 1.60934" office:value-type="float" office:value="0.0000363936522962437" calcext:value-type="float">
            <text:p>3.63936522962437E-05</text:p>
          </table:table-cell>
          <table:table-cell table:formula="of:=[.N474]*1000" office:value-type="float" office:value="0.0363936522962437" calcext:value-type="float">
            <text:p>0.0363936522962437</text:p>
          </table:table-cell>
          <table:table-cell table:formula="of:=[.O474]*[.E474]" office:value-type="float" office:value="11.3912131687243" calcext:value-type="float">
            <text:p>11.3912131687243</text:p>
          </table:table-cell>
          <table:table-cell table:number-columns-repeated="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float" office:value="48.5" calcext:value-type="float">
            <text:p>48.5</text:p>
          </table:table-cell>
          <table:table-cell table:formula="of:=[.B475]*60" office:value-type="float" office:value="2910" calcext:value-type="float">
            <text:p>2910</text:p>
          </table:table-cell>
          <table:table-cell office:value-type="float" office:value="21.18" calcext:value-type="float">
            <text:p>21.18</text:p>
          </table:table-cell>
          <table:table-cell office:value-type="float" office:value="340" calcext:value-type="float">
            <text:p>340</text:p>
          </table:table-cell>
          <table:table-cell office:value-type="float" office:value="46.2" calcext:value-type="float">
            <text:p>46.2</text:p>
          </table:table-cell>
          <table:table-cell office:value-type="float" office:value="20.33" calcext:value-type="float">
            <text:p>20.33</text:p>
          </table:table-cell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float" office:value="942" calcext:value-type="float">
            <text:p>942</text:p>
          </table:table-cell>
          <table:table-cell office:value-type="float" office:value="865" calcext:value-type="float">
            <text:p>865</text:p>
          </table:table-cell>
          <table:table-cell table:formula="of:=[.D475]/[.B475]*60" office:value-type="float" office:value="26.2020618556701" calcext:value-type="float">
            <text:p>26.2020618556701</text:p>
          </table:table-cell>
          <table:table-cell table:formula="of:=[.D475]/[.C475]/[.E475]" office:value-type="float" office:value="0.0000214069132807762" calcext:value-type="float">
            <text:p>2.14069132807762E-05</text:p>
          </table:table-cell>
          <table:table-cell table:formula="of:=[.M475] * 1.60934" office:value-type="float" office:value="0.0000344510018192844" calcext:value-type="float">
            <text:p>3.44510018192844E-05</text:p>
          </table:table-cell>
          <table:table-cell table:formula="of:=[.N475]*1000" office:value-type="float" office:value="0.0344510018192844" calcext:value-type="float">
            <text:p>0.0344510018192844</text:p>
          </table:table-cell>
          <table:table-cell table:formula="of:=[.O475]*[.E475]" office:value-type="float" office:value="11.7133406185567" calcext:value-type="float">
            <text:p>11.7133406185567</text:p>
          </table:table-cell>
          <table:table-cell table:number-columns-repeated="3"/>
        </table:table-row>
        <table:table-row table:style-name="ro1">
          <table:table-cell office:value-type="date" office:date-value="2023-03-24" calcext:value-type="date">
            <text:p>03/24/23</text:p>
          </table:table-cell>
          <table:table-cell office:value-type="float" office:value="47.8" calcext:value-type="float">
            <text:p>47.8</text:p>
          </table:table-cell>
          <table:table-cell table:formula="of:=[.B476]*60" office:value-type="float" office:value="2868" calcext:value-type="float">
            <text:p>2868</text:p>
          </table:table-cell>
          <table:table-cell office:value-type="float" office:value="20.68" calcext:value-type="float">
            <text:p>20.68</text:p>
          </table:table-cell>
          <table:table-cell office:value-type="float" office:value="326" calcext:value-type="float">
            <text:p>3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office:value-type="float" office:value="903" calcext:value-type="float">
            <text:p>903</text:p>
          </table:table-cell>
          <table:table-cell office:value-type="float" office:value="824" calcext:value-type="float">
            <text:p>824</text:p>
          </table:table-cell>
          <table:table-cell table:formula="of:=[.D476]/[.B476]*60" office:value-type="float" office:value="25.9581589958159" calcext:value-type="float">
            <text:p>25.9581589958159</text:p>
          </table:table-cell>
          <table:table-cell table:formula="of:=[.D476]/[.C476]/[.E476]" office:value-type="float" office:value="0.0000221184040523312" calcext:value-type="float">
            <text:p>2.21184040523312E-05</text:p>
          </table:table-cell>
          <table:table-cell table:formula="of:=[.M476] * 1.60934" office:value-type="float" office:value="0.0000355960323775787" calcext:value-type="float">
            <text:p>3.55960323775787E-05</text:p>
          </table:table-cell>
          <table:table-cell table:formula="of:=[.N476]*1000" office:value-type="float" office:value="0.0355960323775787" calcext:value-type="float">
            <text:p>0.0355960323775787</text:p>
          </table:table-cell>
          <table:table-cell table:formula="of:=[.O476]*[.E476]" office:value-type="float" office:value="11.6043065550907" calcext:value-type="float">
            <text:p>11.6043065550907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71])" office:value-type="float" office:value="0.0000258225040198724" calcext:value-type="float">
            <text:p>2.58225040198724E-05</text:p>
          </table:table-cell>
          <table:table-cell table:formula="of:=AVERAGE([.N2:.N471])" office:value-type="float" office:value="0.0000415571886193414" calcext:value-type="float">
            <text:p>4.15571886193414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3-03-26T21:52:31.112547719</dc:date>
    <meta:editing-duration>P1DT7H52M</meta:editing-duration>
    <meta:editing-cycles>205</meta:editing-cycles>
    <meta:generator>LibreOffice/7.4.5.1$Linux_X86_64 LibreOffice_project/40$Build-1</meta:generator>
    <meta:document-statistic meta:table-count="1" meta:cell-count="7383" meta:object-count="0"/>
  </office:meta>
</office:document-meta>
</file>